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e8c3" officeooo:paragraph-rsid="000f530b"/>
    </style:style>
    <style:style style:name="P2" style:family="paragraph" style:parent-style-name="Preformatted_20_Text">
      <style:text-properties officeooo:rsid="001af5d2" officeooo:paragraph-rsid="001af5d2"/>
    </style:style>
    <style:style style:name="P3" style:family="paragraph" style:parent-style-name="Preformatted_20_Text">
      <style:text-properties officeooo:rsid="001b7e1d" officeooo:paragraph-rsid="001b7e1d"/>
    </style:style>
    <style:style style:name="P4" style:family="paragraph" style:parent-style-name="Preformatted_20_Text">
      <style:text-properties officeooo:rsid="001ca556" officeooo:paragraph-rsid="001ca556"/>
    </style:style>
    <style:style style:name="P5" style:family="paragraph" style:parent-style-name="Preformatted_20_Text">
      <style:text-properties officeooo:rsid="001ca556" officeooo:paragraph-rsid="002b77f1"/>
    </style:style>
    <style:style style:name="P6" style:family="paragraph" style:parent-style-name="Preformatted_20_Text">
      <style:text-properties officeooo:rsid="001ca556" officeooo:paragraph-rsid="002c30b6"/>
    </style:style>
    <style:style style:name="P7" style:family="paragraph" style:parent-style-name="Preformatted_20_Text">
      <style:text-properties officeooo:rsid="001ca556" officeooo:paragraph-rsid="0038863f"/>
    </style:style>
    <style:style style:name="P8" style:family="paragraph" style:parent-style-name="Preformatted_20_Text">
      <style:text-properties officeooo:rsid="00243194" officeooo:paragraph-rsid="00243194"/>
    </style:style>
    <style:style style:name="P9" style:family="paragraph" style:parent-style-name="Preformatted_20_Text">
      <style:text-properties officeooo:rsid="00243194" officeooo:paragraph-rsid="00281e63"/>
    </style:style>
    <style:style style:name="P10" style:family="paragraph" style:parent-style-name="Preformatted_20_Text">
      <style:text-properties officeooo:rsid="002d5b7b" officeooo:paragraph-rsid="002d5b7b"/>
    </style:style>
    <style:style style:name="P11" style:family="paragraph" style:parent-style-name="Preformatted_20_Text">
      <style:text-properties officeooo:rsid="00325dc9" officeooo:paragraph-rsid="00325dc9"/>
    </style:style>
    <style:style style:name="P12" style:family="paragraph" style:parent-style-name="Preformatted_20_Text">
      <style:text-properties officeooo:rsid="00325dc9" officeooo:paragraph-rsid="003527fe"/>
    </style:style>
    <style:style style:name="P13" style:family="paragraph" style:parent-style-name="Preformatted_20_Text">
      <style:text-properties officeooo:rsid="00325dc9" officeooo:paragraph-rsid="00366fa4"/>
    </style:style>
    <style:style style:name="P14" style:family="paragraph" style:parent-style-name="Preformatted_20_Text">
      <style:text-properties officeooo:rsid="00325dc9" officeooo:paragraph-rsid="003527fe"/>
    </style:style>
    <style:style style:name="P15" style:family="paragraph" style:parent-style-name="Preformatted_20_Text">
      <style:text-properties officeooo:rsid="0039a731" officeooo:paragraph-rsid="0039a731"/>
    </style:style>
    <style:style style:name="T1" style:family="text">
      <style:text-properties officeooo:rsid="001fcdcc"/>
    </style:style>
    <style:style style:name="T2" style:family="text">
      <style:text-properties officeooo:rsid="002295a5"/>
    </style:style>
    <style:style style:name="T3" style:family="text">
      <style:text-properties officeooo:rsid="00243194"/>
    </style:style>
    <style:style style:name="T4" style:family="text">
      <style:text-properties officeooo:rsid="00263043"/>
    </style:style>
    <style:style style:name="T5" style:family="text">
      <style:text-properties officeooo:rsid="00281e63"/>
    </style:style>
    <style:style style:name="T6" style:family="text">
      <style:text-properties officeooo:rsid="002a259c"/>
    </style:style>
    <style:style style:name="T7" style:family="text">
      <style:text-properties officeooo:rsid="00329aa7"/>
    </style:style>
    <style:style style:name="T8" style:family="text">
      <style:text-properties officeooo:rsid="0032e441"/>
    </style:style>
    <style:style style:name="T9" style:family="text">
      <style:text-properties officeooo:rsid="003527fe"/>
    </style:style>
    <style:style style:name="T10" style:family="text">
      <style:text-properties officeooo:rsid="00358ef7"/>
    </style:style>
    <style:style style:name="T11" style:family="text">
      <style:text-properties officeooo:rsid="0036f3b2"/>
    </style:style>
    <style:style style:name="T12" style:family="text">
      <style:text-properties officeooo:rsid="003b7cbd"/>
    </style:style>
    <style:style style:name="T13" style:family="text">
      <style:text-properties officeooo:rsid="003cd640"/>
    </style:style>
    <style:style style:name="T14" style:family="text">
      <style:text-properties officeooo:rsid="003dd4f7"/>
    </style:style>
    <style:style style:name="T15" style:family="text">
      <style:text-properties officeooo:rsid="003f6739"/>
    </style:style>
    <style:style style:name="T16" style:family="text">
      <style:text-properties officeooo:rsid="00411f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ll cvars will be managed by cvar manager (singleton object).</text:p>
      <text:p text:style-name="P2"/>
      <text:p text:style-name="P4">Features:</text:p>
      <text:p text:style-name="P4">- RegisterCVar(object, <text:span text:style-name="T11">fieldName)</text:span></text:p>
      <text:p text:style-name="P4">- <text:span text:style-name="T11">RegisterStaticCVar(System.Type, fieldName, cvarName)</text:span></text:p>
      <text:p text:style-name="P4">- <text:span text:style-name="T1">RegisterCVarsFromObject(object) – scans object and registers all fields marked with Cvar attribute</text:span></text:p>
      <text:p text:style-name="P7">- <text:span text:style-name="T11">RegisterStaticCVars( System.Type )</text:span></text:p>
      <text:p text:style-name="P4">- <text:span text:style-name="T6">IsCVarValueValid(cvarName, value)</text:span></text:p>
      <text:p text:style-name="P6">- <text:span text:style-name="T3">ChangeCVarValue(cvarName, value) – first checks if cvar is valid, and if it is, calls NotifyAboutChangedValues()</text:span></text:p>
      <text:p text:style-name="P5">- <text:span text:style-name="T3">ChangeMultipleCVarValues(List&lt;cvarName&gt;, List&lt;value&gt;) – first checks if all cvars are valid, and if they are, assignes them, and calls NotifyAboutChangedValues()</text:span></text:p>
      <text:p text:style-name="P6">- <text:span text:style-name="T4">NotifyAboutChangedValues() - non-public method – whenever a cvar is changed, notifies all objects that their cvars have changed – the objects may do some operations here based on new values</text:span></text:p>
      <text:p text:style-name="P8">- <text:span text:style-name="T5">ReadFromPlayerPrefs()</text:span></text:p>
      <text:p text:style-name="P9">- <text:span text:style-name="T5">SaveToPlayerPrefs()</text:span></text:p>
      <text:p text:style-name="P2"/>
      <text:p text:style-name="P3"><text:span text:style-name="T2">Every frame</text:span>, remove all cvars for destroyed objects.</text:p>
      <text:p text:style-name="P1"/>
      <text:p text:style-name="P10">Note that calling <text:span text:style-name="T4">NotifyAboutChangedValues</text:span>() is very important, because objects which are owners of changed cvars might need to do some extra work.</text:p>
      <text:p text:style-name="P10"/>
      <text:p text:style-name="P11">Changing cvars from settings menu <text:span text:style-name="T7">(when ok or apply is pressed):</text:span></text:p>
      <text:p text:style-name="P11">- <text:span text:style-name="T8">for each entry we ask if it’s value is valid → if any of them is not valid, we display error</text:span></text:p>
      <text:p text:style-name="P12">- <text:span text:style-name="T9">call ChangeMultipleCVarValues() from cvar manager</text:span></text:p>
      <text:p text:style-name="P13">- <text:span text:style-name="T10">populate settings menu based on values (they may have been changed by their objects, because they get notified from NotifyAboutChangedValues() )</text:span></text:p>
      <text:p text:style-name="P12"/>
      <text:p text:style-name="P12"/>
      <text:p text:style-name="P15">what each cvar will contain:</text:p>
      <text:p text:style-name="P15">- value</text:p>
      <text:p text:style-name="P15">- <text:span text:style-name="T12">default value (used when resetting)</text:span></text:p>
      <text:p text:style-name="P15">- type (int, float, bool, string)</text:p>
      <text:p text:style-name="P15">- <text:span text:style-name="T14">display type (for int/float : slider or input field)</text:span></text:p>
      <text:p text:style-name="P15">- object which contains the field, or System.Type if it is static field</text:p>
      <text:p text:style-name="P15">- <text:span text:style-name="T13">min, max (number of characters or integer/float value)</text:span></text:p>
      <text:p text:style-name="P15">- <text:span text:style-name="T15">should be shown in settings menu ?</text:span></text:p>
      <text:p text:style-name="P15">- <text:span text:style-name="T15">should be available in console ?</text:span></text:p>
      <text:p text:style-name="P15">- <text:span text:style-name="T16">is read only ?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3T15:34:35.641096262</dc:date>
    <meta:editing-duration>PT44M15S</meta:editing-duration>
    <meta:editing-cycles>52</meta:editing-cycles>
    <meta:document-statistic meta:table-count="0" meta:image-count="0" meta:object-count="0" meta:page-count="1" meta:paragraph-count="28" meta:word-count="266" meta:character-count="1766" meta:non-whitespace-character-count="1523"/>
  </office:meta>
</office:document-meta>
</file>